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501"/>
    </style:style>
    <style:style style:name="P2" style:family="paragraph" style:parent-style-name="Standard">
      <style:paragraph-properties fo:text-align="start" style:justify-single-word="false"/>
      <style:text-properties officeooo:paragraph-rsid="001ae50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e501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b7f3a"/>
    </style:style>
    <style:style style:name="T4" style:family="text">
      <style:text-properties officeooo:rsid="001f9f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2483676026773723538" text:style-name="L1">
        <text:list-item>
          <text:p text:style-name="P3">A 5<text:span text:style-name="T3">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72004784645465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72003547738645" text:continue-numbering="true" text:style-name="L1">
        <text:list-item>
          <text:p text:style-name="P3">Two children are playing tug-o-war. <text:s/>Juan has a mass of <text:span text:style-name="T3">5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72004709112284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72004842872856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72004081559582" text:continue-numbering="true" text:style-name="L1">
        <text:list-item>
          <text:p text:style-name="P3">A car has a mass of <text:span text:style-name="T3">8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003787792071" text:continue-numbering="true" text:style-name="L1">
        <text:list-item>
          <text:p text:style-name="P3">A crane lifts a 1<text:span text:style-name="T3">1</text:span>00 kg steel girder. <text:s/>It causes the gi<text:span text:style-name="T4">r</text:span>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004679281407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003817765403" text:continue-numbering="true" text:style-name="L1">
        <text:list-item>
          <text:p text:style-name="P3"><text:soft-page-break/>You push a box across the floor with a force of 5<text:span text:style-name="T3">5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72003760190445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2003680416108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2003650424259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72004308074456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72003675297670" text:continue-numbering="true" text:style-name="L1">
        <text:list-item>
          <text:p text:style-name="P3">A 0.00<text:span text:style-name="T3">7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72005405348548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72004754469250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72004035790257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10-27T07:20:03.436127188" text:date-adjust="PT24H00M00S">10/2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9:20.507989742</meta:creation-date>
    <meta:editing-duration>PT3M52S</meta:editing-duration>
    <meta:editing-cycles>6</meta:editing-cycles>
    <meta:generator>LibreOffice/4.3.7.2$Linux_X86_64 LibreOffice_project/430$Build-2</meta:generator>
    <dc:date>2016-10-27T07:20:03.352312990</dc:date>
    <meta:document-statistic meta:table-count="0" meta:image-count="2" meta:object-count="0" meta:page-count="2" meta:paragraph-count="25" meta:word-count="316" meta:character-count="1495" meta:non-whitespace-character-count="1174"/>
  </office:meta>
</office:document-meta>
</file>